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693in" fo:margin-bottom="0.0693in" fo:line-height="100%" fo:background-color="#ffffff">
        <style:background-image/>
      </style:paragraph-properties>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margin-top="0.0693in" fo:margin-bottom="0.0693in" fo:line-height="100%" fo:text-align="center" style:justify-single-word="false" fo:background-color="#ffffff">
        <style:background-image/>
      </style:paragraph-properties>
      <style:text-properties style:font-name="Times New Roman" fo:font-size="12pt" fo:font-weight="bold" style:font-size-asian="12pt" style:font-weight-asian="bold" style:font-name-complex="Times New Roman1" style:font-size-complex="12pt"/>
    </style:style>
    <style:style style:name="P3" style:family="paragraph" style:parent-style-name="List_20_Paragraph">
      <style:paragraph-properties fo:margin-top="0.0693in" fo:margin-bottom="0.0693in" fo:line-height="100%" fo:background-color="#ffffff">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in" fo:line-height="100%"/>
      <style:text-properties style:font-name="Times New Roman" fo:font-size="12pt" style:font-size-asian="12pt" style:font-name-complex="Times New Roman1" style:font-size-complex="12pt"/>
    </style:style>
    <style:style style:name="P6" style:family="paragraph" style:parent-style-name="List_20_Paragraph">
      <style:paragraph-properties fo:margin-top="0in" fo:margin-bottom="0in" fo:line-height="150%" fo:text-align="justify" style:justify-single-word="false" fo:background-color="#ffffff">
        <style:background-image/>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7" style:family="paragraph" style:parent-style-name="List_20_Paragraph">
      <style:paragraph-properties fo:margin-top="0in" fo:margin-bottom="0in" fo:line-height="150%" fo:text-align="justify" style:justify-single-word="false" fo:background-color="#ffffff">
        <style:background-image/>
      </style:paragraph-properties>
    </style:style>
    <style:style style:name="P8"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style>
    <style:style style:name="P9"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text-properties fo:font-variant="normal" fo:text-transform="none" fo:color="#000000" style:font-name="Times New Roman" fo:font-size="12pt" fo:letter-spacing="normal" fo:font-style="normal" fo:font-weight="normal" style:font-name-asian="Times New Roman1" style:font-size-asian="12pt" style:font-style-asian="normal" style:font-name-complex="Times New Roman1" style:font-size-complex="12pt" style:font-style-complex="normal"/>
    </style:style>
    <style:style style:name="P10"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text-properties fo:font-variant="normal" fo:text-transform="none" fo:color="#0000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text-properties fo:font-variant="normal" fo:text-transform="none" fo:color="#222222"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text-properties fo:font-variant="normal" fo:text-transform="none" fo:color="#333333"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List_20_Paragraph">
      <style:paragraph-properties fo:margin-left="0in" fo:margin-right="0in" fo:margin-top="0in" fo:margin-bottom="0in" fo:line-height="150%" fo:text-align="justify" style:justify-single-word="false" fo:text-indent="0in" style:auto-text-indent="false" fo:background-color="#ffffff">
        <style:background-image/>
      </style:paragraph-properties>
    </style:style>
    <style:style style:name="P14" style:family="paragraph" style:parent-style-name="List_20_Paragraph">
      <style:paragraph-properties fo:margin-left="0in" fo:margin-right="0in" fo:margin-top="0in" fo:margin-bottom="0in" fo:line-height="150%" fo:text-align="justify" style:justify-single-word="false" fo:text-indent="0in" style:auto-text-indent="false" fo:background-color="#ffffff">
        <style:background-image/>
      </style:paragraph-properties>
      <style:text-properties style:font-name="Times New Roman" fo:font-size="12pt" fo:font-weight="normal" style:font-size-asian="12pt" style:font-weight-asian="normal" style:font-name-complex="Times New Roman1" style:font-size-complex="12pt"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top="0in" fo:margin-bottom="0.0835in" fo:line-height="94%" fo:text-align="start" style:justify-single-word="false" fo:background-color="#ffffff">
        <style:background-image/>
      </style:paragraph-properties>
      <style:text-properties fo:color="#00000a" style:font-name="Times New Roman" fo:font-size="12pt" fo:font-style="italic" style:font-name-asian="Times New Roman1" style:font-size-asian="12pt" style:font-style-asian="italic" style:font-name-complex="Times New Roman1" style:font-size-complex="12pt" style:font-style-complex="italic"/>
    </style:style>
    <style:style style:name="P18" style:family="paragraph" style:parent-style-name="Text_20_body">
      <style:paragraph-properties fo:margin-top="0in" fo:margin-bottom="0.0693in" fo:text-align="justify" style:justify-single-word="false" fo:background-color="#ffffff">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Standard" style:master-page-name="Standard">
      <style:paragraph-properties fo:margin-top="0.0693in" fo:margin-bottom="0.0693in" fo:line-height="100%" fo:text-align="center" style:justify-single-word="false" style:page-number="auto" fo:background-color="#ffffff">
        <style:background-image/>
      </style:paragraph-properties>
      <style:text-properties style:font-name="Times New Roman" fo:font-size="16pt" fo:font-weight="bold" style:font-size-asian="16pt" style:font-weight-asian="bold" style:font-name-complex="Times New Roman1" style:font-size-complex="16pt"/>
    </style:style>
    <style:style style:name="P20" style:family="paragraph" style:parent-style-name="Text_20_body">
      <style:paragraph-properties fo:margin-left="0.5in" fo:margin-right="0in" fo:margin-top="0in" fo:margin-bottom="0.0835in" fo:line-height="150%" fo:text-align="start" style:justify-single-word="false" fo:orphans="2" fo:widows="2" fo:text-indent="0in" style:auto-text-indent="false" fo:background-color="#ffffff" style:writing-mode="lr-tb">
        <style:background-image/>
      </style:paragraph-properties>
    </style:style>
    <style:style style:name="P21" style:family="paragraph" style:parent-style-name="Text_20_body" style:master-page-name="">
      <style:paragraph-properties fo:margin-left="0.5in" fo:margin-right="0in" fo:margin-top="0in" fo:margin-bottom="0.0835in" fo:line-height="150%" fo:text-align="start" style:justify-single-word="false" fo:orphans="2" fo:widows="2" fo:text-indent="0in" style:auto-text-indent="false" style:page-number="auto" fo:background-color="#ffffff" style:writing-mode="lr-tb">
        <style:background-image/>
      </style:paragraph-properties>
    </style:style>
    <style:style style:name="P22" style:family="paragraph" style:parent-style-name="List_20_Paragraph" style:list-style-name="WWNum44">
      <style:paragraph-properties fo:margin-top="0.0693in" fo:margin-bottom="0.0693in" fo:line-height="100%" fo:background-color="#ffffff">
        <style:background-image/>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List_20_Paragraph" style:list-style-name="WWNum44">
      <style:paragraph-properties fo:margin-top="0.0693in" fo:margin-bottom="0.0693in" fo:line-height="100%" fo:background-color="#ffffff">
        <style:background-image/>
      </style:paragraph-properties>
    </style:style>
    <style:style style:name="P24" style:family="paragraph" style:parent-style-name="List_20_Paragraph" style:list-style-name="WWNum22">
      <style:paragraph-properties fo:margin-left="0in" fo:margin-right="0in" fo:margin-top="0in" fo:margin-bottom="0in" fo:line-height="150%" fo:text-align="justify" style:justify-single-word="false" fo:text-indent="0in" style:auto-text-indent="false" fo:background-color="#ffffff">
        <style:background-image/>
      </style:paragraph-properties>
    </style:style>
    <style:style style:name="P25" style:family="paragraph" style:parent-style-name="List_20_Paragraph" style:list-style-name="WWNum22">
      <style:paragraph-properties fo:margin-top="0in" fo:margin-bottom="0in" fo:line-height="200%" fo:text-align="justify" style:justify-single-word="false" fo:background-color="#ffffff">
        <style:background-image/>
      </style:paragraph-properties>
    </style:style>
    <style:style style:name="P26" style:family="paragraph" style:parent-style-name="Heading_20_1" style:list-style-name="WWNum44">
      <style:paragraph-properties fo:margin-top="0in" fo:margin-bottom="0.0835in" fo:background-color="#ffffff">
        <style:background-image/>
      </style:paragraph-properties>
    </style:style>
    <style:style style:name="P27" style:family="paragraph" style:parent-style-name="Heading_20_1" style:list-style-name="WWNum44">
      <style:paragraph-properties fo:margin-top="0in" fo:margin-bottom="0.0835in" fo:background-color="#ffffff">
        <style:background-image/>
      </style:paragraph-properties>
      <style:text-properties fo:color="#00000a" style:font-name="Times New Roman" fo:font-size="12pt" fo:font-style="italic" style:font-name-asian="Times New Roman1" style:font-size-asian="12pt" style:font-style-asian="italic" style:font-name-complex="Times New Roman1" style:font-size-complex="12pt" style:font-style-complex="italic"/>
    </style:style>
    <style:style style:name="P28" style:family="paragraph" style:parent-style-name="Heading_20_1">
      <style:paragraph-properties fo:margin-top="0in" fo:margin-bottom="0.0835in" fo:text-align="start" style:justify-single-word="false" fo:background-color="#ffffff">
        <style:background-image/>
      </style:paragraph-properties>
      <style:text-properties fo:color="#00000a" style:font-name="Times New Roman" fo:font-size="12pt" fo:font-weight="normal" style:font-name-asian="Times New Roman1" style:font-size-asian="12pt" style:font-weight-asian="normal" style:font-name-complex="Times New Roman1" style:font-size-complex="12pt"/>
    </style:style>
    <style:style style:name="P29" style:family="paragraph" style:parent-style-name="Heading_20_1">
      <style:paragraph-properties fo:margin-top="0in" fo:margin-bottom="0.0835in" fo:text-align="start" style:justify-single-word="false" fo:background-color="#ffffff">
        <style:background-image/>
      </style:paragraph-properties>
    </style:style>
    <style:style style:name="P30" style:family="paragraph" style:parent-style-name="Heading_20_1">
      <style:paragraph-properties fo:margin-left="0.5in" fo:margin-right="0in" fo:margin-top="0in" fo:margin-bottom="0.0835in" fo:line-height="150%" fo:text-indent="0in" style:auto-text-indent="false" fo:background-color="#ffffff">
        <style:background-image/>
      </style:paragraph-properties>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style>
    <style:style style:name="T5" style:family="text">
      <style:text-properties fo:color="#00000a" style:font-name="Times New Roman" fo:font-size="12pt" fo:font-style="italic" style:font-name-asian="Times New Roman1" style:font-size-asian="12pt" style:font-style-asian="italic" style:font-name-complex="Times New Roman1" style:font-size-complex="12pt" style:font-style-complex="italic"/>
    </style:style>
    <style:style style:name="T6" style:family="text">
      <style:text-properties fo:color="#00000a" style:font-name="Times New Roman" fo:font-size="12pt" fo:font-style="italic" style:font-size-asian="12pt" style:font-style-asian="italic" style:font-name-complex="Times New Roman1" style:font-size-complex="12pt" style:font-style-complex="italic"/>
    </style:style>
    <style:style style:name="T7" style:family="text">
      <style:text-properties fo:color="#00000a" style:font-name="Times New Roman" fo:font-size="12pt" fo:font-style="normal" style:font-name-asian="Times New Roman1" style:font-size-asian="12pt" style:font-style-asian="normal" style:font-name-complex="Times New Roman1" style:font-size-complex="12pt" style:font-style-complex="normal"/>
    </style:style>
    <style:style style:name="T8" style:family="text">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style:font-name-asian="Times New Roman1" style:font-size-asian="12pt" style:font-style-asian="normal" style:font-name-complex="Times New Roman1" style:font-size-complex="12pt" style:font-style-complex="normal"/>
    </style:style>
    <style:style style:name="T11" style:family="text">
      <style:text-properties fo:font-variant="normal" fo:text-transform="none" fo:color="#0000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size-complex="12pt"/>
    </style:style>
    <style:style style:name="T13" style:family="text">
      <style:text-properties fo:font-variant="normal" fo:text-transform="none" fo:color="#000000" style:font-name="Times New Roman" fo:font-size="12pt" fo:letter-spacing="normal" fo:font-style="italic" fo:font-weight="normal" style:font-size-asian="12pt" style:font-size-complex="12pt"/>
    </style:style>
    <style:style style:name="T14" style:family="text">
      <style:text-properties fo:font-variant="normal" fo:text-transform="none" fo:color="#313537" style:font-name="Times New Roman" fo:font-size="12pt" fo:letter-spacing="normal" fo:font-style="normal" fo:font-weight="normal" style:font-size-asian="12pt" style:font-weight-asian="normal" style:font-name-complex="Times New Roman1" style:font-size-complex="12pt" style:font-weight-complex="normal"/>
    </style:style>
    <style:style style:name="T15" style:family="text">
      <style:text-properties fo:font-variant="normal" fo:text-transform="none" style:font-name="Times New Roman" fo:font-size="12pt" fo:letter-spacing="normal" fo:font-style="normal" fo:font-weight="normal" style:font-size-asian="12pt" style:font-weight-asian="normal" style:font-name-complex="Times New Roman1" style:font-size-complex="12pt" style:font-weight-complex="normal"/>
    </style:style>
    <style:style style:name="T16" style:family="text">
      <style:text-properties fo:font-variant="normal" fo:text-transform="none" fo:color="#222222"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fo:font-variant="normal" fo:text-transform="none" fo:color="#333333"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ummary Learning of Units 1 thru 3</text:p>
      <text:p text:style-name="P1"/>
      <text:p text:style-name="P2"/>
      <text:p text:style-name="P2"/>
      <text:p text:style-name="P2">Review of Units 1 thru 3</text:p>
      <text:list xml:id="list4223669347714215761" text:style-name="WWNum44">
        <text:list-header>
          <text:p text:style-name="P22"/>
          <text:p text:style-name="P23"><text:span text:style-name="T4">Unit 1: Computing as a profession:</text:span><text:span text:style-name="T2"> </text:span></text:p>
        </text:list-header>
      </text:list>
      <text:p text:style-name="P3"/>
      <text:list xml:id="list3515228099037999628" text:style-name="WWNum22">
        <text:list-header>
          <text:p text:style-name="P24"><text:span text:style-name="T3"><text:s text:c="18"/>We studied the </text:span><text:span text:style-name="Strong_20_Emphasis"><text:span text:style-name="T15">roles and responsibilities of</text:span></text:span><text:span text:style-name="T15"> computer professionals. The </text:span><text:span text:style-name="Strong_20_Emphasis"><text:span text:style-name="T15">various challenges </text:span></text:span></text:p>
        </text:list-header>
      </text:list>
      <text:p text:style-name="P13"><text:span text:style-name="Strong_20_Emphasis"><text:span text:style-name="T15"><text:s text:c="18"/>and threats</text:span></text:span><text:span text:style-name="Strong_20_Emphasis"><text:span text:style-name="T14"> </text:span></text:span><text:span text:style-name="T15">a computer professional may deal with on a daily basis, and </text:span><text:span text:style-name="Strong_20_Emphasis"><text:span text:style-name="T15">professional ethics</text:span></text:span></text:p>
      <text:list xml:id="list39481858" text:continue-numbering="true" text:style-name="WWNum22">
        <text:list-header>
          <text:p text:style-name="P24"><text:span text:style-name="Strong_20_Emphasis"><text:span text:style-name="T15"><text:s text:c="18"/>and code of conduct </text:span></text:span><text:span text:style-name="T15">in computing practices. </text:span></text:p>
          <text:p text:style-name="P25"><text:span text:style-name="T15"><text:s/></text:span><text:span text:style-name="T3"><text:s/></text:span></text:p>
        </text:list-header>
      </text:list>
      <text:p text:style-name="P6"><text:s text:c="6"/>I learned that as computer science professionals we must be accountable for our actions and</text:p>
      <text:p text:style-name="P6"><text:s text:c="6"/>demonstrate the ability to make a positive impact on society. I learned that the GDPR</text:p>
      <text:p text:style-name="P6"><text:s text:c="6"/>provides a clear framework for organizations to protect citizen for possible violation of</text:p>
      <text:p text:style-name="P6"><text:s text:c="6"/>their confidentiality and misuse of personal data. We studied the difference malware</text:p>
      <text:p text:style-name="P6"><text:s text:c="6"/>challenges a computer science professional may encounter. Worms, trojan horses,</text:p>
      <text:p text:style-name="P7"><text:span text:style-name="T3"><text:s text:c="5"/>ransomware, rootkits, and spyware to name a few. </text:span><text:span text:style-name="T1">Tools to protect from such attacks were</text:span></text:p>
      <text:p text:style-name="P7"><text:span text:style-name="T1"><text:s text:c="5"/>also covered in the lesson. Firewalls with their ability to </text:span><text:span text:style-name="T3">filter incoming and outgoing network</text:span></text:p>
      <text:p text:style-name="P6"><text:s text:c="5"/>traffic based on a set of admin-defined rules, Security <text:s/>auditing software (Use to identify</text:p>
      <text:p text:style-name="P6"><text:s text:c="5"/>potential compromises of systems and networks). </text:p>
      <text:p text:style-name="P6"/>
      <text:p text:style-name="P14"/>
      <text:list xml:id="list39469819" text:continue-list="list4223669347714215761" text:style-name="WWNum44">
        <text:list-header>
          <text:h text:style-name="P27" text:outline-level="1"><text:soft-page-break/></text:h>
          <text:h text:style-name="P27" text:outline-level="1"/>
          <text:h text:style-name="P26" text:outline-level="1"><text:span text:style-name="T5">Unit 2: </text:span><text:span text:style-name="T6">Introduction to Computer Architecture:</text:span></text:h>
        </text:list-header>
      </text:list>
      <text:list xml:id="list5591067341704208371" text:style-name="Outline">
        <text:list-item>
          <text:h text:style-name="P30" text:outline-level="1"><text:span text:style-name="T8"/></text:h>
        </text:list-item>
        <text:list-item>
          <text:h text:style-name="P30" text:outline-level="1"><text:span text:style-name="T8">We learned in this unit that t</text:span><text:span text:style-name="T9">he basic architecture of a computer is based <text:s/>on a model called the von Neumann model which is comprised of </text:span><text:span text:style-name="Strong_20_Emphasis"><text:span text:style-name="T9">input</text:span></text:span><text:span text:style-name="T9">, </text:span><text:span text:style-name="Strong_20_Emphasis"><text:span text:style-name="T9">process</text:span></text:span><text:span text:style-name="T9">, </text:span><text:span text:style-name="Strong_20_Emphasis"><text:span text:style-name="T9">output </text:span></text:span><text:span text:style-name="T9">and </text:span><text:span text:style-name="Strong_20_Emphasis"><text:span text:style-name="T9">memory</text:span></text:span><text:span text:style-name="T9">. The lecture covered the differences between a control bus and a data bus and how many bits make up the bus. We learn that the Instruction set architecture(ISA) of the processor is how computers move and handle data within it registers. The hierarchy of memory was also covered. (RAM,Cache and ROM). I learned the differences between CISC and RISC and their ISA and the benefits and drawbacks each other has. Data manipulation in chapter 2 show us how computers use logic circuits are used to add,subtract,divide and multiply binary digits. </text:span></text:h>
        </text:list-item>
      </text:list>
      <text:p text:style-name="P5"><text:s/></text:p>
      <text:p text:style-name="P4"/>
      <text:list xml:id="list39468893" text:continue-numbering="true" text:style-name="Outline">
        <text:list-item>
          <text:h text:style-name="P28" text:outline-level="1"><text:s/></text:h>
        </text:list-item>
        <text:list-item>
          <text:h text:style-name="P29" text:outline-level="1"><text:span text:style-name="T5"><text:s text:c="12"/>Unit 3</text:span><text:span text:style-name="T6">: Emerging Trends in Computer Science:</text:span></text:h>
        </text:list-item>
      </text:list>
      <text:p text:style-name="P21"><text:span text:style-name="T5"><text:s text:c="4"/></text:span></text:p>
      <text:p text:style-name="P8"><text:span text:style-name="T5"><text:s/></text:span><text:span text:style-name="T7">In emerging trends we covered Big Data, Artificial intelligence,Cloud computing and Virtual</text:span></text:p>
      <text:p text:style-name="P8"><text:span text:style-name="T7"><text:s text:c="2"/>machines. </text:span><text:span text:style-name="T10">Big data is described as large volume of data – both structure</text:span></text:p>
      <text:p text:style-name="P9"><text:s text:c="2"/>unstructured – that inundates business on a daily basis of healthcare, insurance,</text:p>
      <text:p text:style-name="P8"><text:span text:style-name="T10"><text:s text:c="3"/>manufacturing and banking. </text:span><text:span text:style-name="T11">Cloud computing is defined as the delivery computing services –</text:span></text:p>
      <text:p text:style-name="P10"><text:s text:c="3"/>including servers, storage, databases, networking and software. Cloud computing has three</text:p>
      <text:p text:style-name="P10"><text:s text:c="3"/>models Infrastructure as a Service (IaaS), Platform as a Service (PaaS) and Software as a</text:p>
      <text:p text:style-name="P8"><text:span text:style-name="T11"><text:s text:c="3"/>Service (SaaS). A v</text:span><text:span text:style-name="T16">irtual machine is a file on a server, called an image, that acts like an actual</text:span></text:p>
      <text:p text:style-name="P11"><text:s text:c="3"/>computer. Each virtual machines have their own virtual hardware, including CPUs, memory,</text:p>
      <text:p text:style-name="P8"><text:span text:style-name="T16"><text:s text:c="4"/>hard drives, network interfaces. </text:span><text:span text:style-name="T17">Artificial intelligence aims to enable computers to have the</text:span></text:p>
      <text:p text:style-name="P12"><text:s text:c="4"/>ability to analyze its environment using either predetermined rules and search algorithms,or</text:p>
      <text:p text:style-name="P8"><text:span text:style-name="T17"><text:s text:c="4"/>pattern recognition process to make human-like decisions</text:span><text:span text:style-name="T16"> </text:span></text:p>
      <text:p text:style-name="P17"><text:soft-page-break/></text:p>
      <text:p text:style-name="P18"/>
      <text:p text:style-name="P18"/>
      <text:p text:style-name="P18"><text:s/>Reference</text:p>
      <text:p text:style-name="P15"><text:span text:style-name="Strong_20_Emphasis"><text:span text:style-name="T12">Larrivee, B. AIIM.(2017)</text:span></text:span><text:span text:style-name="Strong_20_Emphasis"><text:span text:style-name="T13">Understanding GDPR Readiness in 2017. </text:span></text:span><text:span text:style-name="Strong_20_Emphasis"><text:span text:style-name="T12">Sliver Spring, MD:aiim.</text:span></text:span></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ry-author" style:family="text" style:parent-style-name="Default_20_Paragraph_20_Font"/>
    <style:style style:name="entry-author-nam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hgkelc" style:family="text" style:parent-style-name="Default_20_Paragraph_20_Font"/>
    <style:style style:name="Título_20_2_20_Char" style:display-name="Título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Título_20_5_20_Char" style:display-name="Título 5 Char" style:family="text" style:parent-style-name="Default_20_Paragraph_20_Font">
      <style:text-properties fo:color="#243f60" style:font-name="Cambria"/>
    </style:style>
    <style:style style:name="Título_20_3_20_Char" style:display-name="Título 3 Char" style:family="text" style:parent-style-name="Default_20_Paragraph_20_Font">
      <style:text-properties fo:color="#4f81bd" style:font-name="Cambria"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font-weight="normal" style:font-weight-asian="normal"/>
    </style:style>
    <style:style style:name="ListLabel_20_4" style:display-name="ListLabel 4" style:family="text">
      <style:text-properties fo:color="#7f888f" fo:font-weight="normal" style:font-name-asian="Times New Roman1" style:font-weight-asian="normal"/>
    </style:style>
    <style:style style:name="ListLabel_20_5" style:display-name="ListLabel 5" style:family="text">
      <style:text-properties style:font-name-complex="Calibri1"/>
    </style:style>
    <style:style style:name="ListLabel_20_6" style:display-name="ListLabel 6" style:family="text">
      <style:text-properties fo:color="#111111" style:font-name-asian="Times New Roman1" style:font-name-complex="Arial1"/>
    </style:style>
    <style:style style:name="ListLabel_20_7" style:display-name="ListLabel 7" style:family="text">
      <style:text-properties fo:color="#1a1a1a" style:font-name-complex="Calibri1"/>
    </style:style>
    <style:style style:name="ListLabel_20_8" style:display-name="ListLabel 8"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gt;"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7"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 style:num-suffix="-" text:bullet-char="-">
        <style:list-level-properties text:list-level-position-and-space-mode="label-alignment">
          <style:list-level-label-alignment text:label-followed-by="listtab" fo:text-indent="-0.25in" fo:margin-left="1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7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709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709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7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709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709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7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7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e Villar</meta:initial-creator>
    <meta:editing-cycles>55</meta:editing-cycles>
    <meta:creation-date>2020-10-07T20:07:00</meta:creation-date>
    <dc:date>2020-10-12T19:26:21.03</dc:date>
    <meta:editing-duration>PT4H23M7S</meta:editing-duration>
    <meta:generator>OpenOffice/4.1.7$Win32 OpenOffice.org_project/417m1$Build-9800</meta:generator>
    <meta:document-statistic meta:table-count="0" meta:image-count="0" meta:object-count="0" meta:page-count="3" meta:paragraph-count="36" meta:word-count="454" meta:character-count="3068"/>
    <meta:user-defined meta:name="AppVersion">12.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